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6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6" table:number-columns-repeated="2"/>
          <table:table-cell table:style-name="ce46" office:value-type="string">
            <text:p>GPS</text:p>
          </table:table-cell>
          <table:table-cell table:style-name="ce51"/>
          <table:table-cell table:style-name="ce53" office:value-type="string">
            <text:p>extension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02_07-46-2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2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4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02_01-26-44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4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02_08-23-59_000.jpg</text:p>
          </table:table-cell>
          <table:table-cell table:style-name="ce27" office:value-type="string">
            <text:p>:m / daylog メモ / partial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4]=&quot;&quot;;[.C4];CONCATENATE([.C4];&quot; / &quot;;[.E4]))" office:value-type="string" office:string-value=":m / daylog メモ / partial / 2022">
            <text:p>:m / daylog メモ / partial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4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2-02_15-07-16_000.jpg</text:p>
          </table:table-cell>
          <table:table-cell table:style-name="ce27" office:value-type="string">
            <text:p>:m #*# / memo:other(m:other) / topic=習字, about=~,other=~,id=~,content=静;誘;媒;和;糖;精;青;薬;激;</text:p>
          </table:table-cell>
          <table:table-cell table:style-name="ce27"/>
          <table:table-cell table:style-name="ce10"/>
          <table:table-cell table:style-name="ce10"/>
          <table:table-cell table:style-name="ce52" table:formula="of:=IF([.E5]=&quot;&quot;;[.C5];CONCATENATE([.C5];&quot; / &quot;;[.E5]))" office:value-type="string" office:string-value=":m #*# / memo:other(m:other) / topic=習字, about=~,other=~,id=~,content=静;誘;媒;和;糖;精;青;薬;激;">
            <text:p>:m #*# / memo:other(m:other) / topic=習字, about=~,other=~,id=~,content=静;誘;媒;和;糖;精;青;薬;激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4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 office:value-type="string">
            <text:p>2022-12-02_15-06-37_000.jpg</text:p>
          </table:table-cell>
          <table:table-cell table:style-name="ce27" office:value-type="string">
            <text:p>:m #*# RES / JVEMV6 64#XX_-- / 『発達障害』 著者=岩波明,校注=~ / p.80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52" table:formula="of:=IF([.E6]=&quot;&quot;;[.C6];CONCATENATE([.C6];&quot; / &quot;;[.E6]))" office:value-type="string" office:string-value=":m #*# RES / JVEMV6 64#XX_-- / 『発達障害』 著者=岩波明,校注=~ / p.80 / w=~,topic=~,publisher=~,other=~">
            <text:p>:m #*# RES / JVEMV6 64#XX_-- / 『発達障害』 著者=岩波明,校注=~ / p.80 / w=~,topic=~,publishe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4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2-12-02_17-58-51_000.jpg</text:p>
          </table:table-cell>
          <table:table-cell table:style-name="ce28" office:value-type="string">
            <text:p>:m 1*1 RES / JVEMV6 64#203_nihon_shuukyoo / 『日本宗教の複合的構造』 著者=~,校注=~ / p.328 / w=~,topic=~,publisher=~,other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7];[.K7])" office:value-type="string" office:string-value="jpg">
            <text:p>jpg</text:p>
          </table:table-cell>
          <table:table-cell table:style-name="ce54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2-02_09-04-16_000.jpg</text:p>
          </table:table-cell>
          <table:table-cell table:style-name="ce27" office:value-type="string">
            <text:p>:m 1*1 RES / JVEMV6 64#203_nihon_shuukyoo / 『日本宗教の複合的構造』 著者=~,校注=~ / p.328 / w=白沢隆吉,topic=~,publisher=~,other=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8]=&quot;&quot;;[.C8];CONCATENATE([.C8];&quot; / &quot;;[.E8]))" office:value-type="string" office:string-value=":m 1*1 RES / JVEMV6 64#203_nihon_shuukyoo / 『日本宗教の複合的構造』 著者=~,校注=~ / p.328 / w=白沢隆吉,topic=~,publisher=~,other=~">
            <text:p>:m 1*1 RES / JVEMV6 64#203_nihon_shuukyoo / 『日本宗教の複合的構造』 著者=~,校注=~ / p.328 / w=白沢隆吉,topic=~,publisher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4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2-02_12-21-32_000.jpg</text:p>
          </table:table-cell>
          <table:table-cell table:style-name="ce27" office:value-type="string">
            <text:p>:m RES 1*1 / free# JVEMV6 83#_48:1 / 83. chemistry / topics=無機化学：水、水溶液,w=自触作用,s=~,i=~,other=~,next=~,doc=r-1-1~1.2:f-5.?#L.1</text:p>
          </table:table-cell>
          <table:table-cell table:style-name="ce28"/>
          <table:table-cell table:style-name="ce10"/>
          <table:table-cell table:style-name="ce10"/>
          <table:table-cell table:style-name="ce52" table:formula="of:=IF([.E9]=&quot;&quot;;[.C9];CONCATENATE([.C9];&quot; / &quot;;[.E9]))" office:value-type="string" office:string-value=":m RES 1*1 / free# JVEMV6 83#_48:1 / 83. chemistry / topics=無機化学：水、水溶液,w=自触作用,s=~,i=~,other=~,next=~,doc=r-1-1~1.2:f-5.?#L.1">
            <text:p>:m RES 1*1 / free# JVEMV6 83#_48:1 / 83. chemistry / topics=無機化学：水、水溶液,w=自触作用,s=~,i=~,other=~,next=~,doc=r-1-1~1.2:f-5.?#L.1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4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2-02_07-46-33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10];[.K10])" office:value-type="string" office:string-value="jpg">
            <text:p>jpg</text:p>
          </table:table-cell>
          <table:table-cell table:style-name="ce54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01_21-04-40_000.jpg</text:p>
          </table:table-cell>
          <table:table-cell table:style-name="ce27" office:value-type="string">
            <text:p>:m 食べた物 </text:p>
          </table:table-cell>
          <table:table-cell table:style-name="ce20"/>
          <table:table-cell table:style-name="ce10"/>
          <table:table-cell table:style-name="ce10"/>
          <table:table-cell table:style-name="ce52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4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2-12-02_13-22-3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4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02_12-32-21_000.jpg</text:p>
          </table:table-cell>
          <table:table-cell table:style-name="ce27" office:value-type="string">
            <text:p>:m :篠笛,shinobue #*# / session-memo:session-1 / 1#1 / p.1-&lt;1&gt;:genre=prac:octave-jump,for=h-4,session=hour-12,file-id=2022-12-02_12-32-21_000.jpg,musescore=~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3]=&quot;&quot;;[.C13];CONCATENATE([.C13];&quot; / &quot;;[.E13]))" office:value-type="string" office:string-value=":m :篠笛,shinobue #*# / session-memo:session-1 / 1#1 / p.1-&lt;1&gt;:genre=prac:octave-jump,for=h-4,session=hour-12,file-id=2022-12-02_12-32-21_000.jpg,musescore=~">
            <text:p>:m :篠笛,shinobue #*# / session-memo:session-1 / 1#1 / p.1-&lt;1&gt;:genre=prac:octave-jump,for=h-4,session=hour-12,file-id=2022-12-02_12-32-21_000.jpg,musescore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4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02_14-40-22_000.jpg</text:p>
          </table:table-cell>
          <table:table-cell table:style-name="ce27" office:value-type="string">
            <text:p>:m :篠笛,shinobue #*# / session-memo:session-1 / 1#1 / p.1-&lt;2&gt;:genre=prac:octave-jump,for=h-4;1,file-id=2022-12-02_12-32-21_000.jpg,session=hour-14,musescore=~ || p.1-&lt;3&gt;:genre=prac:,for=movement:wide-range:h-4-1-4-7,file-id=2022-12-02_12-32-21_000.jpg,session=hour-14,musescore=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4]=&quot;&quot;;[.C14];CONCATENATE([.C14];&quot; / &quot;;[.E14]))" office:value-type="string" office:string-value=":m :篠笛,shinobue #*# / session-memo:session-1 / 1#1 / p.1-&lt;2&gt;:genre=prac:octave-jump,for=h-4;1,file-id=2022-12-02_12-32-21_000.jpg,session=hour-14,musescore=~ || p.1-&lt;3&gt;:genre=prac:,for=movement:wide-range:h-4-1-4-7,file-id=2022-12-02_12-32-21_000.jpg,session=hour-14,musescore=~">
            <text:p>:m :篠笛,shinobue #*# / session-memo:session-1 / 1#1 / p.1-&lt;2&gt;:genre=prac:octave-jump,for=h-4;1,file-id=2022-12-02_12-32-21_000.jpg,session=hour-14,musescore=~ || p.1-&lt;3&gt;:genre=prac:,for=movement:wide-range:h-4-1-4-7,file-id=2022-12-02_12-32-21_000.jpg,session=hour-14,musescore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4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2-12-02_16-48-47_000.jpg</text:p>
          </table:table-cell>
          <table:table-cell table:style-name="ce27" office:value-type="string">
            <text:p>:m RES 1-2*3 / free# JVEMV6 83#_48:2 / 83. chemistry / topics=無機化学：水、水溶液,w=~,s=~,i=~,other=memo+:水素分子：水素原子にするためのエネルギー,next=~,doc=r-1-1~1.2:f-2.3#R.1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5]=&quot;&quot;;[.C15];CONCATENATE([.C15];&quot; / &quot;;[.E15]))" office:value-type="string" office:string-value=":m RES 1-2*3 / free# JVEMV6 83#_48:2 / 83. chemistry / topics=無機化学：水、水溶液,w=~,s=~,i=~,other=memo+:水素分子：水素原子にするためのエネルギー,next=~,doc=r-1-1~1.2:f-2.3#R.1">
            <text:p>:m RES 1-2*3 / free# JVEMV6 83#_48:2 / 83. chemistry / topics=無機化学：水、水溶液,w=~,s=~,i=~,other=memo+:水素分子：水素原子にするためのエネルギー,next=~,doc=r-1-1~1.2:f-2.3#R.1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4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12-02_16-49-05_000.jpg</text:p>
          </table:table-cell>
          <table:table-cell table:style-name="ce27" office:value-type="string">
            <text:p>:m RES 3*3 / free# JVEMV6 83#_48:2 / 83. chemistry / topics=無機化学：水、水溶液,w=電離；水和；ハロゲン,s=~,i=~,other=~,next=~,doc=r-1-1~1.2:f-2.4#R.1-~4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6]=&quot;&quot;;[.C16];CONCATENATE([.C16];&quot; / &quot;;[.E16]))" office:value-type="string" office:string-value=":m RES 3*3 / free# JVEMV6 83#_48:2 / 83. chemistry / topics=無機化学：水、水溶液,w=電離；水和；ハロゲン,s=~,i=~,other=~,next=~,doc=r-1-1~1.2:f-2.4#R.1-~4">
            <text:p>:m RES 3*3 / free# JVEMV6 83#_48:2 / 83. chemistry / topics=無機化学：水、水溶液,w=電離；水和；ハロゲン,s=~,i=~,other=~,next=~,doc=r-1-1~1.2:f-2.4#R.1-~4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4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2-02_19-02-17_000.jpg</text:p>
          </table:table-cell>
          <table:table-cell table:style-name="ce36" office:value-type="string">
            <text:p>:m :篠笛,shinobue #*# / session-memo:session-1 / 1#1 / p.1-&lt;1&gt;:genre=log_memo,for=prac:2022-12-02~p-1,session=hour-~,musescore=~ || p.1-&lt;2&gt;:genre=log_memo,for=rev:2022-11-27~p-1,session=hour-~,musescore=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7]=&quot;&quot;;[.C17];CONCATENATE([.C17];&quot; / &quot;;[.E17]))" office:value-type="string" office:string-value=":m :篠笛,shinobue #*# / session-memo:session-1 / 1#1 / p.1-&lt;1&gt;:genre=log_memo,for=prac:2022-12-02~p-1,session=hour-~,musescore=~ || p.1-&lt;2&gt;:genre=log_memo,for=rev:2022-11-27~p-1,session=hour-~,musescore=~">
            <text:p>:m :篠笛,shinobue #*# / session-memo:session-1 / 1#1 / p.1-&lt;1&gt;:genre=log_memo,for=prac:2022-12-02~p-1,session=hour-~,musescore=~ || p.1-&lt;2&gt;:genre=log_memo,for=rev:2022-11-27~p-1,session=hour-~,musescore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4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18];[.K18])" office:value-type="float" office:value="0">
            <text:p>#VALUE!</text:p>
          </table:table-cell>
          <table:table-cell table:style-name="ce54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4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4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4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4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4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4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4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4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4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4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4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4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4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4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4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4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4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4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4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7"/>
          <table:table-cell table:style-name="ce10"/>
          <table:table-cell table:style-name="ce10"/>
          <table:table-cell table:style-name="ce52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4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4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4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4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4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4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4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4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4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4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2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4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4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4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4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4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4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4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4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56];[.K56])" office:value-type="float" office:value="0">
            <text:p>#VALUE!</text:p>
          </table:table-cell>
          <table:table-cell table:style-name="ce54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4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58];[.K58])" office:value-type="float" office:value="0">
            <text:p>#VALUE!</text:p>
          </table:table-cell>
          <table:table-cell table:style-name="ce54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4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4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4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4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4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4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4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4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4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4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4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70];[.K70])" office:value-type="float" office:value="0">
            <text:p>#VALUE!</text:p>
          </table:table-cell>
          <table:table-cell table:style-name="ce54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4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4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4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4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4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4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4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4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4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4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4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4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4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4];[.K84])" office:value-type="float" office:value="0">
            <text:p>#VALUE!</text:p>
          </table:table-cell>
          <table:table-cell table:style-name="ce54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5];[.K85])" office:value-type="float" office:value="0">
            <text:p>#VALUE!</text:p>
          </table:table-cell>
          <table:table-cell table:style-name="ce54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86];[.K86])" office:value-type="float" office:value="0">
            <text:p>#VALUE!</text:p>
          </table:table-cell>
          <table:table-cell table:style-name="ce54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7];[.K87])" office:value-type="float" office:value="0">
            <text:p>#VALUE!</text:p>
          </table:table-cell>
          <table:table-cell table:style-name="ce54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88];[.K88])" office:value-type="float" office:value="0">
            <text:p>#VALUE!</text:p>
          </table:table-cell>
          <table:table-cell table:style-name="ce54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101]=&quot;&quot;;[.C101];CONCATENATE([.C101];&quot; / &quot;;[.E101]))" office:value-type="float" office:value="0">
            <text:p>0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2" table:formula="of:=IF([.E103]=&quot;&quot;;[.C103];CONCATENATE([.C103];&quot; / &quot;;[.E103]))" office:value-type="string" office:string-value="**">
            <text:p>**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7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8"/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2"/>
          <table:table-cell table:style-name="ce39"/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2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3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4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2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5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2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2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2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2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2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2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2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2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3">2022/12/03</text:date>, <text:time>10:5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03T10:53:19.70</dc:date>
    <dc:creator>iwabuchi ken</dc:creator>
    <meta:editing-duration>P51DT13H10M8S</meta:editing-duration>
    <meta:editing-cycles>16630</meta:editing-cycles>
    <meta:document-statistic meta:table-count="2" meta:cell-count="925" meta:object-count="0"/>
    <meta:user-defined meta:name="qrichtext">1</meta:user-defined>
  </office:meta>
</office:document-meta>
</file>